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5D000000FCADDEBC23F011D6F4.png" manifest:media-type="image/png"/>
  <manifest:file-entry manifest:full-path="Pictures/100002010000015D000000FC60FE1BF8184B6B97.png" manifest:media-type="image/png"/>
  <manifest:file-entry manifest:full-path="Pictures/100002010000015D000000FC2E779A6DAF5F2B73.png" manifest:media-type="image/png"/>
  <manifest:file-entry manifest:full-path="Pictures/100002010000015D000000FC5DAD74A62736916A.png" manifest:media-type="image/png"/>
  <manifest:file-entry manifest:full-path="Pictures/100002010000015D000000FCEA78F1287D1F31A0.png" manifest:media-type="image/png"/>
  <manifest:file-entry manifest:full-path="Pictures/100002010000015D000000FC03301386D1B6EB64.png" manifest:media-type="image/png"/>
  <manifest:file-entry manifest:full-path="Pictures/100002010000015D000000FC428B0F3A857435D8.png" manifest:media-type="image/png"/>
  <manifest:file-entry manifest:full-path="Pictures/100002010000015D000000FC493687669C42C83B.png" manifest:media-type="image/png"/>
  <manifest:file-entry manifest:full-path="Pictures/100002010000015D000000FC51B70FA1B2C3C641.png" manifest:media-type="image/png"/>
  <manifest:file-entry manifest:full-path="Pictures/100002010000015D000000FC8F34FDFA8DFE398B.png" manifest:media-type="image/png"/>
  <manifest:file-entry manifest:full-path="Pictures/100002010000015D000000FC08672EBF04CF321F.png" manifest:media-type="image/png"/>
  <manifest:file-entry manifest:full-path="Pictures/100002010000015D000000FCBF2C1215D0E171FC.png" manifest:media-type="image/png"/>
  <manifest:file-entry manifest:full-path="Pictures/100002010000015D000000FCCD8A02356A774752.png" manifest:media-type="image/png"/>
  <manifest:file-entry manifest:full-path="Pictures/100002010000015D000000FC7261680D19096C63.png" manifest:media-type="image/png"/>
  <manifest:file-entry manifest:full-path="Pictures/100002010000015D000000FC684E5165C4E6DB96.png" manifest:media-type="image/png"/>
  <manifest:file-entry manifest:full-path="Pictures/100002010000015D000000FC6E099183F6D0D198.png" manifest:media-type="image/png"/>
  <manifest:file-entry manifest:full-path="Pictures/100002010000015D000000FCBEEE3D7E57C650F1.png" manifest:media-type="image/png"/>
  <manifest:file-entry manifest:full-path="Pictures/100002010000015D000000FC67719DFB4B8D8492.png" manifest:media-type="image/png"/>
  <manifest:file-entry manifest:full-path="Pictures/100002010000015D000000FCD86DC646332915D6.png" manifest:media-type="image/png"/>
  <manifest:file-entry manifest:full-path="Pictures/100002010000015D000000FC5ECD87EE9D3C7978.png" manifest:media-type="image/png"/>
  <manifest:file-entry manifest:full-path="Pictures/100002010000015D000000FC536AC2B993D1F915.png" manifest:media-type="image/png"/>
  <manifest:file-entry manifest:full-path="Pictures/100002010000015D000000FC748D662FDF9AEE9B.png" manifest:media-type="image/png"/>
  <manifest:file-entry manifest:full-path="Pictures/100002010000015D000000FC5CDC377D006135C1.png" manifest:media-type="image/png"/>
  <manifest:file-entry manifest:full-path="Pictures/100002010000015D000000FC7B673BAE6D0AA472.png" manifest:media-type="image/png"/>
  <manifest:file-entry manifest:full-path="Pictures/100002010000015D000000FCDA88FFE6AD7DF3C4.png" manifest:media-type="image/png"/>
  <manifest:file-entry manifest:full-path="Pictures/100002010000015D000000FC6FC1979FC75B23E6.png" manifest:media-type="image/png"/>
  <manifest:file-entry manifest:full-path="Pictures/100002010000015D000000FC0BEFA0D9959652B9.png" manifest:media-type="image/png"/>
  <manifest:file-entry manifest:full-path="Pictures/100002010000015D000000FC69F62293213FA892.png" manifest:media-type="image/png"/>
  <manifest:file-entry manifest:full-path="Pictures/100002010000015D000000FC86E2010EC1F41C90.png" manifest:media-type="image/png"/>
  <manifest:file-entry manifest:full-path="Pictures/100002010000015D000000FCD931048A05A03A79.png" manifest:media-type="image/png"/>
  <manifest:file-entry manifest:full-path="Pictures/100002010000015D000000FC4FF529B36FD0EECB.png" manifest:media-type="image/png"/>
  <manifest:file-entry manifest:full-path="Pictures/100002010000015D000000FC27EE5B6F924A49FB.png" manifest:media-type="image/png"/>
  <manifest:file-entry manifest:full-path="Pictures/100002010000015D000000FC7289E9B481D0DE94.png" manifest:media-type="image/png"/>
  <manifest:file-entry manifest:full-path="Pictures/100002010000015D000000FC2CD7573E350DFBE6.png" manifest:media-type="image/png"/>
  <manifest:file-entry manifest:full-path="Pictures/100002010000015D000000FC829B14D2269924C2.png" manifest:media-type="image/png"/>
  <manifest:file-entry manifest:full-path="Pictures/100002010000015D000000FC7281A52E72939C9B.png" manifest:media-type="image/png"/>
  <manifest:file-entry manifest:full-path="Pictures/100002010000015D000000FC0A81F5EDDB4F3FBE.png" manifest:media-type="image/png"/>
  <manifest:file-entry manifest:full-path="Pictures/100002010000015D000000FCEA79358C14650276.png" manifest:media-type="image/png"/>
  <manifest:file-entry manifest:full-path="Pictures/100002010000015D000000FCC83D202C6BB25029.png" manifest:media-type="image/png"/>
  <manifest:file-entry manifest:full-path="Pictures/100002010000015D000000FC0DBC116F680CA015.png" manifest:media-type="image/png"/>
  <manifest:file-entry manifest:full-path="Pictures/100002010000015D000000FC36EC99F222FCDE10.png" manifest:media-type="image/png"/>
  <manifest:file-entry manifest:full-path="Pictures/100002010000015D000000FC2AF7B92E95724ADD.png" manifest:media-type="image/png"/>
  <manifest:file-entry manifest:full-path="Pictures/100002010000015D000000FC1DC58911A53858A4.png" manifest:media-type="image/png"/>
  <manifest:file-entry manifest:full-path="Pictures/100002010000015D000000FCDEF69436AC17EA9C.png" manifest:media-type="image/png"/>
  <manifest:file-entry manifest:full-path="Pictures/100002010000015D000000FC38B80B0795F9BEEE.png" manifest:media-type="image/png"/>
  <manifest:file-entry manifest:full-path="Pictures/100002010000015D000000FC012CDF4912A4FC01.png" manifest:media-type="image/png"/>
  <manifest:file-entry manifest:full-path="Pictures/100002010000015D000000FC359CBE5E8DE2E2CF.png" manifest:media-type="image/png"/>
  <manifest:file-entry manifest:full-path="Pictures/100002010000015D000000FC7B0152ACCB26C244.png" manifest:media-type="image/png"/>
  <manifest:file-entry manifest:full-path="Pictures/100002010000015D000000FCEF7AB459489D7567.png" manifest:media-type="image/png"/>
  <manifest:file-entry manifest:full-path="Pictures/100002010000015D000000FCA738ADD642496E08.png" manifest:media-type="image/png"/>
  <manifest:file-entry manifest:full-path="Pictures/100002010000015D000000FC9A48CE6DA85063CA.png" manifest:media-type="image/png"/>
  <manifest:file-entry manifest:full-path="Pictures/100002010000015D000000FCA9866E6D4E879DBA.png" manifest:media-type="image/png"/>
  <manifest:file-entry manifest:full-path="Pictures/100002010000015D000000FC3C0046A8DBC0486F.png" manifest:media-type="image/png"/>
  <manifest:file-entry manifest:full-path="Pictures/100002010000015D000000FC684D7EDE3EEEE980.png" manifest:media-type="image/png"/>
  <manifest:file-entry manifest:full-path="Pictures/100002010000015D000000FC99A95C011B0B7E1F.png" manifest:media-type="image/png"/>
  <manifest:file-entry manifest:full-path="Pictures/100002010000015D000000FC9182E9F7CB9AC0A8.png" manifest:media-type="image/png"/>
  <manifest:file-entry manifest:full-path="Pictures/100002010000015D000000FCAFC8A4523BA14C02.png" manifest:media-type="image/png"/>
  <manifest:file-entry manifest:full-path="Pictures/100002010000015D000000FC37ED8A1F18A22B01.png" manifest:media-type="image/png"/>
  <manifest:file-entry manifest:full-path="Pictures/100002010000015D000000FCA77FA5E6943421DE.png" manifest:media-type="image/png"/>
  <manifest:file-entry manifest:full-path="Pictures/100002010000015D000000FCDAA059E0FD0099CF.png" manifest:media-type="image/png"/>
  <manifest:file-entry manifest:full-path="Pictures/100002010000015D000000FC6927BC71276CEF4D.png" manifest:media-type="image/png"/>
  <manifest:file-entry manifest:full-path="Pictures/100002010000015D000000FCBE855D9B09A99499.png" manifest:media-type="image/png"/>
  <manifest:file-entry manifest:full-path="Pictures/100002010000015D000000FC37535E47BFBCF864.png" manifest:media-type="image/png"/>
  <manifest:file-entry manifest:full-path="Pictures/100002010000015D000000FC089BC72F099698F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6FC1979FC75B23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27EE5B6F924A49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0DBC116F680CA01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2AF7B92E95724AD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012CDF4912A4FC0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7289E9B481D0DE9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86E2010EC1F41C9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7281A52E72939C9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69F62293213FA89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829B14D2269924C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DEF69436AC17EA9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C83D202C6BB2502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0BEFA0D9959652B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DA88FFE6AD7DF3C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7B673BAE6D0AA47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748D662FDF9AEE9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2" draw:layer="layout" svg:width="9.233cm" svg:height="6.667cm" svg:x="9.378cm" svg:y="4.533cm">
          <draw:image xlink:href="Pictures/100002010000015D000000FC359CBE5E8DE2E2C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BE855D9B09A9949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7B0152ACCB26C24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684D7EDE3EEEE98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AFC8A4523BA14C0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99A95C011B0B7E1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37ED8A1F18A22B0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EF7AB459489D756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6927BC71276CEF4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DAA059E0FD0099C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38B80B0795F9BEE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A738ADD642496E0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5CDC377D006135C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9A48CE6DA85063C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D931048A05A03A7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0A81F5EDDB4F3FB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37535E47BFBCF86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1DC58911A53858A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2CD7573E350DFBE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089BC72F099698F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5ECD87EE9D3C797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D86DC646332915D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536AC2B993D1F91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3C0046A8DBC0486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67719DFB4B8D849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4FF529B36FD0EEC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BEEE3D7E57C650F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A9866E6D4E879DB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6E099183F6D0D19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7261680D19096C6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CD8A02356A7747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36EC99F222FCDE1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684E5165C4E6DB9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08672EBF04CF321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8F34FDFA8DFE398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51B70FA1B2C3C64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493687669C42C83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A77FA5E6943421D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EA79358C1465027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428B0F3A857435D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03301386D1B6EB6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9182E9F7CB9AC0A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5DAD74A62736916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2E779A6DAF5F2B7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BF2C1215D0E171F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EA78F1287D1F31A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60FE1BF8184B6B9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draw:style-name="gr2" draw:text-style-name="P2" draw:layer="layout" svg:width="9.233cm" svg:height="6.667cm" svg:x="9.436cm" svg:y="4.516cm">
          <draw:image xlink:href="Pictures/100002010000015D000000FCADDEBC23F011D6F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6T02:22:17.025555817</meta:creation-date>
    <dc:date>2019-12-16T02:29:48.230359185</dc:date>
    <meta:editing-duration>PT7M33S</meta:editing-duration>
    <meta:editing-cycles>1</meta:editing-cycles>
    <meta:document-statistic meta:object-count="275"/>
    <meta:generator>LibreOffice/6.3.4.2.0$Linux_X86_64 LibreOffice_project/1e2df71cb6a569bbaaffb70308950743964880ae</meta:generator>
  </office:meta>
</office:document-meta>
</file>